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3.307cm"/>
    </style:style>
    <style:style style:name="Tabelle1.B" style:family="table-column">
      <style:table-column-properties style:column-width="6.985cm"/>
    </style:style>
    <style:style style:name="Tabelle1.C" style:family="table-column">
      <style:table-column-properties style:column-width="6.7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f20e" officeooo:paragraph-rsid="000bf20e"/>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officeooo:rsid="0008bacd" officeooo:paragraph-rsid="0008bacd" style:font-size-asian="12pt" style:font-size-complex="12pt"/>
    </style:style>
    <style:style style:name="P4" style:family="paragraph" style:parent-style-name="Standard">
      <style:text-properties style:font-name="Times New Roman" fo:font-size="12pt" officeooo:rsid="000bf20e" officeooo:paragraph-rsid="000bf20e" style:font-size-asian="12pt" style:font-size-complex="12pt"/>
    </style:style>
    <style:style style:name="P5" style:family="paragraph" style:parent-style-name="Standard">
      <style:text-properties style:font-name="Times New Roman" fo:font-size="12pt" officeooo:rsid="000bf20e" officeooo:paragraph-rsid="00093a8d" style:font-size-asian="12pt" style:font-size-complex="12pt"/>
    </style:style>
    <style:style style:name="P6" style:family="paragraph" style:parent-style-name="Standard">
      <style:text-properties style:font-name="Times New Roman" fo:font-size="12pt" officeooo:rsid="00093a8d" officeooo:paragraph-rsid="00093a8d" style:font-size-asian="12pt" style:font-size-complex="12pt"/>
    </style:style>
    <style:style style:name="P7" style:family="paragraph" style:parent-style-name="Standard">
      <style:text-properties style:font-name="Times New Roman" fo:font-size="12pt" officeooo:rsid="0010276f" officeooo:paragraph-rsid="0010276f" style:font-size-asian="12pt" style:font-size-complex="12pt"/>
    </style:style>
    <style:style style:name="P8" style:family="paragraph" style:parent-style-name="Standard">
      <style:text-properties style:font-name="Times New Roman" fo:font-size="12pt" officeooo:rsid="0020c061" officeooo:paragraph-rsid="0020c061" style:font-size-asian="12pt" style:font-size-complex="12pt"/>
    </style:style>
    <style:style style:name="P9" style:family="paragraph" style:parent-style-name="Standard">
      <style:text-properties style:font-name="Times New Roman" fo:font-size="12pt" officeooo:rsid="00083c34" officeooo:paragraph-rsid="00083c34" style:font-size-asian="12pt" style:font-size-complex="12pt"/>
    </style:style>
    <style:style style:name="P10" style:family="paragraph" style:parent-style-name="Text_20_body">
      <style:text-properties officeooo:rsid="00114b5b" officeooo:paragraph-rsid="0019541c"/>
    </style:style>
    <style:style style:name="P11" style:family="paragraph" style:parent-style-name="Text_20_body">
      <style:text-properties officeooo:paragraph-rsid="00114b5b"/>
    </style:style>
    <style:style style:name="P12" style:family="paragraph" style:parent-style-name="Text_20_body">
      <style:text-properties officeooo:rsid="0012756f" officeooo:paragraph-rsid="0016d721"/>
    </style:style>
    <style:style style:name="P13" style:family="paragraph" style:parent-style-name="Text_20_body">
      <style:text-properties officeooo:rsid="001e6cad" officeooo:paragraph-rsid="001e6cad"/>
    </style:style>
    <style:style style:name="P14" style:family="paragraph" style:parent-style-name="Text_20_body" style:list-style-name="L9"/>
    <style:style style:name="P15" style:family="paragraph" style:parent-style-name="Text_20_body">
      <style:text-properties style:font-name="Times New Roman" fo:font-size="12pt" officeooo:rsid="00114b5b" officeooo:paragraph-rsid="00114b5b" style:font-size-asian="12pt" style:font-size-complex="12pt"/>
    </style:style>
    <style:style style:name="P16" style:family="paragraph" style:parent-style-name="Text_20_body">
      <style:text-properties style:font-name="Times New Roman" fo:font-size="12pt" officeooo:rsid="0012756f" officeooo:paragraph-rsid="0012756f" style:font-size-asian="12pt" style:font-size-complex="12pt"/>
    </style:style>
    <style:style style:name="P17" style:family="paragraph" style:parent-style-name="Text_20_body">
      <style:text-properties style:font-name="Times New Roman" fo:font-size="12pt" officeooo:rsid="00150052" officeooo:paragraph-rsid="0012756f" style:font-size-asian="12pt" style:font-size-complex="12pt"/>
    </style:style>
    <style:style style:name="P18" style:family="paragraph" style:parent-style-name="Text_20_body">
      <style:text-properties style:font-name="Times New Roman" fo:font-size="12pt" officeooo:rsid="00150052" officeooo:paragraph-rsid="00150052" style:font-size-asian="12pt" style:font-size-complex="12pt"/>
    </style:style>
    <style:style style:name="P19" style:family="paragraph" style:parent-style-name="Text_20_body">
      <style:text-properties style:font-name="Times New Roman" fo:font-size="12pt" officeooo:rsid="0016d721" officeooo:paragraph-rsid="0016d721" style:font-size-asian="12pt" style:font-size-complex="12pt"/>
    </style:style>
    <style:style style:name="P20" style:family="paragraph" style:parent-style-name="Text_20_body">
      <style:text-properties style:font-name="Times New Roman" fo:font-size="12pt" officeooo:paragraph-rsid="0016d721" style:font-size-asian="12pt" style:font-size-complex="12pt"/>
    </style:style>
    <style:style style:name="P21" style:family="paragraph" style:parent-style-name="Text_20_body">
      <style:text-properties style:font-name="Times New Roman" fo:font-size="12pt" officeooo:rsid="001b4140" officeooo:paragraph-rsid="001b4140" style:font-size-asian="12pt" style:font-size-complex="12pt"/>
    </style:style>
    <style:style style:name="P22" style:family="paragraph" style:parent-style-name="Text_20_body">
      <style:text-properties style:font-name="Times New Roman" fo:font-size="12pt" officeooo:rsid="001e6cad" officeooo:paragraph-rsid="001e6cad" style:font-size-asian="12pt" style:font-size-complex="12pt"/>
    </style:style>
    <style:style style:name="P23" style:family="paragraph" style:parent-style-name="Text_20_body">
      <style:text-properties style:font-name="Times New Roman" fo:font-size="12pt" style:text-underline-style="solid" style:text-underline-width="auto" style:text-underline-color="font-color" officeooo:rsid="0016d721" officeooo:paragraph-rsid="0016d721" style:font-size-asian="12pt" style:font-size-complex="12pt"/>
    </style:style>
    <style:style style:name="P24" style:family="paragraph" style:parent-style-name="Text_20_body" style:list-style-name="L3">
      <style:paragraph-properties fo:margin-top="0cm" fo:margin-bottom="0cm" loext:contextual-spacing="false"/>
    </style:style>
    <style:style style:name="P25" style:family="paragraph" style:parent-style-name="Text_20_body" style:list-style-name="L4">
      <style:paragraph-properties fo:margin-top="0cm" fo:margin-bottom="0cm" loext:contextual-spacing="false"/>
    </style:style>
    <style:style style:name="P26" style:family="paragraph" style:parent-style-name="Text_20_body" style:list-style-name="L5">
      <style:paragraph-properties fo:margin-top="0cm" fo:margin-bottom="0cm" loext:contextual-spacing="false"/>
      <style:text-properties officeooo:paragraph-rsid="0020c061"/>
    </style:style>
    <style:style style:name="P27" style:family="paragraph" style:parent-style-name="Text_20_body" style:list-style-name="L6">
      <style:paragraph-properties fo:margin-top="0cm" fo:margin-bottom="0cm" loext:contextual-spacing="false"/>
    </style:style>
    <style:style style:name="P28" style:family="paragraph" style:parent-style-name="Text_20_body" style:list-style-name="L7">
      <style:paragraph-properties fo:margin-top="0cm" fo:margin-bottom="0cm" loext:contextual-spacing="false"/>
    </style:style>
    <style:style style:name="P29" style:family="paragraph" style:parent-style-name="Text_20_body" style:list-style-name="L8">
      <style:paragraph-properties fo:margin-top="0cm" fo:margin-bottom="0cm" loext:contextual-spacing="false"/>
    </style:style>
    <style:style style:name="P30" style:family="paragraph" style:parent-style-name="Preformatted_20_Text">
      <style:text-properties style:font-name="Times New Roman" fo:font-size="12pt" style:font-size-asian="12pt" style:font-size-complex="12pt"/>
    </style:style>
    <style:style style:name="P31" style:family="paragraph" style:parent-style-name="Preformatted_20_Text">
      <style:paragraph-properties fo:margin-top="0cm" fo:margin-bottom="0.499cm" loext:contextual-spacing="false"/>
    </style:style>
    <style:style style:name="P32" style:family="paragraph" style:parent-style-name="Preformatted_20_Text">
      <style:paragraph-properties fo:margin-top="0cm" fo:margin-bottom="0.499cm" loext:contextual-spacing="false"/>
      <style:text-properties officeooo:paragraph-rsid="00069553"/>
    </style:style>
    <style:style style:name="P33" style:family="paragraph" style:parent-style-name="Preformatted_20_Text">
      <style:paragraph-properties fo:margin-top="0cm" fo:margin-bottom="0.499cm" loext:contextual-spacing="false"/>
      <style:text-properties officeooo:paragraph-rsid="00225f9b"/>
    </style:style>
    <style:style style:name="P34" style:family="paragraph" style:parent-style-name="Preformatted_20_Text">
      <style:paragraph-properties fo:margin-top="0cm" fo:margin-bottom="0.499cm" loext:contextual-spacing="false"/>
      <style:text-properties officeooo:paragraph-rsid="002351f2"/>
    </style:style>
    <style:style style:name="P35" style:family="paragraph" style:parent-style-name="Table_20_Contents">
      <style:text-properties officeooo:rsid="00150052" officeooo:paragraph-rsid="00150052"/>
    </style:style>
    <style:style style:name="P36" style:family="paragraph" style:parent-style-name="Table_20_Contents">
      <style:text-properties style:font-name="Times New Roman" fo:font-size="12pt" officeooo:rsid="00150052" officeooo:paragraph-rsid="00150052" style:font-size-asian="12pt" style:font-size-complex="12pt"/>
    </style:style>
    <style:style style:name="P37" style:family="paragraph" style:parent-style-name="Table_20_Contents">
      <style:text-properties style:font-name="Times New Roman" fo:font-size="12pt" fo:font-weight="bold" officeooo:rsid="00150052" officeooo:paragraph-rsid="00150052" style:font-size-asian="12pt" style:font-weight-asian="bold" style:font-size-complex="12pt" style:font-weight-complex="bold"/>
    </style:style>
    <style:style style:name="T1" style:family="text">
      <style:text-properties officeooo:rsid="00093a8d"/>
    </style:style>
    <style:style style:name="T2" style:family="text">
      <style:text-properties officeooo:rsid="000a7e50"/>
    </style:style>
    <style:style style:name="T3" style:family="text">
      <style:text-properties officeooo:rsid="000bf20e"/>
    </style:style>
    <style:style style:name="T4" style:family="text">
      <style:text-properties officeooo:rsid="00138097"/>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114b5b" style:font-size-asian="12pt" style:font-size-complex="12pt"/>
    </style:style>
    <style:style style:name="T7" style:family="text">
      <style:text-properties style:font-name="Times New Roman" fo:font-size="12pt" officeooo:rsid="00200225" style:font-size-asian="12pt" style:font-size-complex="12pt"/>
    </style:style>
    <style:style style:name="T8" style:family="text">
      <style:text-properties style:font-name="Times New Roman" fo:font-size="12pt" officeooo:rsid="0020c061" style:font-size-asian="12pt" style:font-size-complex="12pt"/>
    </style:style>
    <style:style style:name="T9" style:family="text">
      <style:text-properties style:font-name="Times New Roman" fo:font-size="12pt" officeooo:rsid="00225f9b" style:font-size-asian="12pt" style:font-size-complex="12pt"/>
    </style:style>
    <style:style style:name="T10" style:family="text">
      <style:text-properties style:font-name="Times New Roman" fo:font-size="12pt" officeooo:rsid="002351f2" style:font-size-asian="12pt" style:font-size-complex="12pt"/>
    </style:style>
    <style:style style:name="T11" style:family="text">
      <style:text-properties officeooo:rsid="0017da6e"/>
    </style:style>
    <style:style style:name="T12" style:family="text">
      <style:text-properties officeooo:rsid="0019541c"/>
    </style:style>
    <style:style style:name="T13" style:family="text">
      <style:text-properties officeooo:rsid="001cb165"/>
    </style:style>
    <style:style style:name="T14" style:family="text">
      <style:text-properties fo:color="#763b75" style:text-line-through-style="none" style:text-line-through-type="none" style:font-name="Times New Roman" fo:font-size="12pt" style:text-underline-style="none" officeooo:rsid="0020c061" style:text-blinking="false" style:font-size-asian="12pt" style:font-size-complex="12pt"/>
    </style:style>
    <style:style style:name="T15" style:family="text">
      <style:text-properties officeooo:rsid="00212c5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kumentation API Deutsche-<text:span text:style-name="T1">Digitale</text:span>-Bibliothek:</text:p>
      <text:p text:style-name="P3"/>
      <text:p text:style-name="P4">Grundlagen:</text:p>
      <text:p text:style-name="P4"/>
      <text:p text:style-name="P6">Um die API nutzen zu können brauch<text:span text:style-name="T3">t</text:span> man einen Schlüssel. <text:span text:style-name="T2">Dazu muss man sich zunächst einen Account auf der DDB Website einrichten. Wenn man diesen dann via Email verifiziert hat, kann man auf der Website unter Account-&gt;API-Access den Schlüssel kopieren.</text:span></text:p>
      <text:p text:style-name="P5"/>
      <text:p text:style-name="P4">Jede Anfrage auf die Datenbank findet über einer Domain statt:</text:p>
      <text:p text:style-name="P1"><text:a xlink:type="simple" xlink:href="https://api.deutsche-digitale-bibliothek.de/" text:style-name="Internet_20_link" text:visited-style-name="Visited_20_Internet_20_Link"><text:span text:style-name="T5">https://api.deutsche-digitale-bibliothek.de</text:span></text:a></text:p>
      <text:p text:style-name="P4"/>
      <text:p text:style-name="P7">Hier eine Aufzählung der möglichen Methoden die sich via /method anhängen lassen:</text:p>
      <text:p text:style-name="P7"/>
      <text:p text:style-name="P11"><text:a xlink:type="simple" xlink:href="https://api.deutsche-digitale-bibliothek.de/doku/display/ADD/binary" text:style-name="Internet_20_link" text:visited-style-name="Visited_20_Internet_20_Link"><text:span text:style-name="T6">binary</text:span></text:a><text:span text:style-name="T6"> :</text:span></text:p>
      <text:p text:style-name="P15">Ermöglicht direktes herunterladen von Dateien(PDF,Audio, Bilder ....)</text:p>
      <text:p text:style-name="P11"><text:bookmark text:name="childrenspan2261692-0"/><text:a xlink:type="simple" xlink:href="https://api.deutsche-digitale-bibliothek.de/doku/display/ADD/entities" text:style-name="Internet_20_link" text:visited-style-name="Visited_20_Internet_20_Link"><text:span text:style-name="T5">entities</text:span></text:a><text:span text:style-name="T5"> :</text:span></text:p>
      <text:p text:style-name="P15">Liefert eine Ansammlung von Inhalten(Metadaten) die sich via query eingränzen lassen</text:p>
      <text:p text:style-name="P11"><text:bookmark text:name="plusminus1573055-0"/><text:bookmark text:name="childrenspan1573055-0"/><text:a xlink:type="simple" xlink:href="https://api.deutsche-digitale-bibliothek.de/doku/display/ADD/institutions" text:style-name="Internet_20_link" text:visited-style-name="Visited_20_Internet_20_Link"><text:span text:style-name="T5">institutions</text:span></text:a><text:span text:style-name="T5"> </text:span></text:p>
      <text:p text:style-name="P15">Über diese Anfrage kann man <text:s/>alle "Datenspender" die zu den Inhalten beigetragen haben erhalten.</text:p>
      <text:p text:style-name="P11"><text:bookmark text:name="plusminus1573024-0"/><text:bookmark text:name="childrenspan1573024-0"/><text:a xlink:type="simple" xlink:href="https://api.deutsche-digitale-bibliothek.de/doku/display/ADD/items" text:style-name="Internet_20_link" text:visited-style-name="Visited_20_Internet_20_Link"><text:span text:style-name="T5">items</text:span></text:a><text:span text:style-name="T5"> </text:span></text:p>
      <text:p text:style-name="P15">Wenn man die ID eines Datensatz besitzt kann man über diese Anfrage direkte Informationen zum Objekt abrufen. Dabei gibt es verschiedene Parameter die das Rückgabeformat beeinflussen. (Später dazu mehr)</text:p>
      <text:p text:style-name="P11"><text:bookmark text:name="plusminus1573047-0"/><text:bookmark text:name="childrenspan1573047-0"/><text:a xlink:type="simple" xlink:href="https://api.deutsche-digitale-bibliothek.de/doku/display/ADD/search" text:style-name="Internet_20_link" text:visited-style-name="Visited_20_Internet_20_Link"><text:span text:style-name="T5">search</text:span></text:a><text:span text:style-name="T5"> </text:span></text:p>
      <text:p text:style-name="P15">Die normale Suchanfrage, die entweder eine Volltextsuche startet, oder aber nach einer spezifizierten Query filtert. Search/(Entity) Requests sind Vorraussetzungen um eine Item-Id zu erhalten und damit dann eine Item-Request starten zu können.</text:p>
      <text:p text:style-name="P15"/>
      <text:p text:style-name="P15"/>
      <text:p text:style-name="P16">Header-Daten:</text:p>
      <text:p text:style-name="P16">Jede Request <text:s/>erwartet eine bestimmte Anzahl an Header-Parameter<text:span text:style-name="T4">n(teilweise kann man diese Parameter auch in der URL angeben)</text:span>. Hier die wichtigsten:</text:p>
      <text:p text:style-name="P17"/>
      <table:table table:name="Tabelle1" table:style-name="Tabelle1">
        <table:table-column table:style-name="Tabelle1.A"/>
        <table:table-column table:style-name="Tabelle1.B"/>
        <table:table-column table:style-name="Tabelle1.C"/>
        <table:table-row>
          <table:table-cell table:style-name="Tabelle1.A1" office:value-type="string">
            <text:p text:style-name="P37">Key</text:p>
          </table:table-cell>
          <table:table-cell table:style-name="Tabelle1.A1" office:value-type="string">
            <text:p text:style-name="P37">Value(s)</text:p>
          </table:table-cell>
          <table:table-cell table:style-name="Tabelle1.C1" office:value-type="string">
            <text:p text:style-name="P37">Beschreibung</text:p>
          </table:table-cell>
        </table:table-row>
        <table:table-row>
          <table:table-cell table:style-name="Tabelle1.A2" office:value-type="string">
            <text:p text:style-name="P18">Authorization</text:p>
          </table:table-cell>
          <table:table-cell table:style-name="Tabelle1.A2" office:value-type="string">
            <text:p text:style-name="P18">OAuth oauth_consumer_key="api-key"</text:p>
          </table:table-cell>
          <table:table-cell table:style-name="Tabelle1.C2" office:value-type="string">
            <text:p text:style-name="P36">Der API-Schlüssel, ist logischerweise nie optional</text:p>
          </table:table-cell>
        </table:table-row>
        <table:table-row>
          <table:table-cell table:style-name="Tabelle1.A2" office:value-type="string">
            <text:p text:style-name="P36">Accept</text:p>
          </table:table-cell>
          <table:table-cell table:style-name="Tabelle1.A2" office:value-type="string">
            <text:p text:style-name="P36">application/json</text:p>
            <text:p text:style-name="P36">application/xml</text:p>
            <text:p text:style-name="P36">*/*</text:p>
            <text:p text:style-name="P35"><text:span text:style-name="Source_20_Text"><text:span text:style-name="T5">application/octet-stream</text:span></text:span><text:span text:style-name="T5"> </text:span></text:p>
          </table:table-cell>
          <table:table-cell table:style-name="Tabelle1.C2" office:value-type="string">
            <text:p text:style-name="P36">Definiert das erwünschte Rückgabeformat. Es läuft in vielen Fällen darauf hinaus, dass man keine Wahl hat, sondern nur ein Format auswählen kann.</text:p>
          </table:table-cell>
        </table:table-row>
      </table:table>
      <text:p text:style-name="P18"><text:s text:c="2"/></text:p>
      <text:p text:style-name="P16"/>
      <text:p text:style-name="P15"/>
      <text:p text:style-name="P16"><text:soft-page-break/>Ich werde nun auf die meiner Meinung nach wichtigsten Requests eingehen:</text:p>
      <text:p text:style-name="P16"/>
      <text:p text:style-name="P12"><text:a xlink:type="simple" xlink:href="https://api.deutsche-digitale-bibliothek.de/doku/display/ADD/search" text:style-name="Internet_20_link" text:visited-style-name="Visited_20_Internet_20_Link"><text:span text:style-name="T5">search</text:span></text:a><text:span text:style-name="T5">/</text:span><text:a xlink:type="simple" xlink:href="https://api.deutsche-digitale-bibliothek.de/doku/display/ADD/entities" text:style-name="Internet_20_link" text:visited-style-name="Visited_20_Internet_20_Link"><text:span text:style-name="T5">entities</text:span></text:a><text:span text:style-name="T5">:</text:span></text:p>
      <text:p text:style-name="P19">Zunächst einmal was ist der Unterschied zwischen search- <text:s/>und entities-Request? Beide benötigen einen "query"-Parameter um ausgeführt zu werden. Search-Request liefern aber auch noch mehr optionale get-Parameter und geben mehr als nur die Entities zurück.</text:p>
      <text:p text:style-name="P23">Mögliche Rückgaben von Search-Requests:</text:p>
      <text:p text:style-name="P19">Liste von Ergebnissen(Tatsächliche Einträge auf der deutschen Bibliothek), Liste von Fasseten(ähnliche Ergebnisse) und Liste von Entities(Ansammlung von Metadaten zu einer Person/Text etc.)</text:p>
      <text:p text:style-name="P23">Mögliche Rückgaben von Entities-Requests:</text:p>
      <text:p text:style-name="P19">Liste von Entities</text:p>
      <text:p text:style-name="P20"/>
      <text:p text:style-name="P19">Alle diese Rückgaben sind außschließlich <text:span text:style-name="T11">im </text:span>Json-Format. <text:span text:style-name="T12">Die search-request lässt sich noch auf eine auschließliche Fassetensuche reduzieren oder aber Vorschläge zu einem gegebenen Query.</text:span></text:p>
      <text:p text:style-name="P19"/>
      <text:p text:style-name="P21">Entities sind für uns besonders interessant, denn hier kann man zB für den Query type:person alle auf der Datenbank befindlichen Personen erhalten, mit Geburtsort, Name , Alter, Todeszeitpunkt etc.. Besonders praktisch ist das thumbnail-Attribut, die einen wiki-Link zu einem Bild der Person enthalten. <text:span text:style-name="T13">Wenn die Daten übergeordnet sind, enthalten sie aber keine item-id sondern einen Link zur "Deutschen Nationalen Bibliothek"- Datenbank(was auch ein Vorteil ist, denn dort lässt sich ein Link zum Wikipedia Eintrag finden.) Ohne item-id gibs nur json und keine Möglichkeit XML daten zu bekommen. Man kann aber ohne Probleme json-&gt;xml umwandeln in php.</text:span></text:p>
      <text:p text:style-name="P19"/>
      <text:p text:style-name="P10"><text:a xlink:type="simple" xlink:href="https://api.deutsche-digitale-bibliothek.de/doku/display/ADD/items" text:style-name="Internet_20_link" text:visited-style-name="Visited_20_Internet_20_Link"><text:span text:style-name="T5">Items</text:span></text:a><text:span text:style-name="T5"> :</text:span></text:p>
      <text:p text:style-name="P22">Wenn man eine Item-Id für einen Eintrag hat, dann kann man die Item-Requests starten. Hier gibt es verschiedene Rückgabeformate die verschiedene XML-Schema's repräsentieren. Hier eine Übersicht der möglichen Rückgabeformate:</text:p>
      <text:p text:style-name="P13"><text:a xlink:type="simple" xlink:href="https://api.deutsche-digitale-bibliothek.de/doku/display/ADD/aip" text:style-name="Internet_20_link" text:visited-style-name="Visited_20_Internet_20_Link"><text:span text:style-name="T5">aip</text:span></text:a><text:span text:style-name="T5"> — The method aip returns the Archive Information Package (AIP) of an item for a given item-ID. An AIP contains all available information of an item including a persistent identifier. This method provides response data as application/json and application/xml. It is a read-only service and must be accessed with a HTTP-GET-request.</text:span></text:p>
      <text:list xml:id="list200258853936373838" text:style-name="L3">
        <text:list-item>
          <text:p text:style-name="P24"><text:a xlink:type="simple" xlink:href="https://api.deutsche-digitale-bibliothek.de/doku/display/ADD/binaries" text:style-name="Internet_20_link" text:visited-style-name="Visited_20_Internet_20_Link"><text:span text:style-name="T5">binaries</text:span></text:a><text:span text:style-name="T5"> <text:s/></text:span><text:span text:style-name="T7">Gib die enthaltenen Bilder, Videos, Texte etc zurück(xml/ocelet-stream)</text:span></text:p>
        </text:list-item>
      </text:list>
      <text:list xml:id="list8163548698732558295" text:style-name="L4">
        <text:list-item>
          <text:p text:style-name="P25"><text:a xlink:type="simple" xlink:href="https://api.deutsche-digitale-bibliothek.de/doku/display/ADD/children" text:style-name="Internet_20_link" text:visited-style-name="Visited_20_Internet_20_Link"><text:span text:style-name="T5">children</text:span></text:a><text:span text:style-name="T5"> </text:span><text:span text:style-name="T8">Gibt alle hierachisch verlinkten Unterpunkt zum item zurück(xml)</text:span></text:p>
        </text:list-item>
      </text:list>
      <text:list xml:id="list6291447003570282655" text:style-name="L5">
        <text:list-item>
          <text:p text:style-name="P26"><text:a xlink:type="simple" xlink:href="https://api.deutsche-digitale-bibliothek.de/doku/display/ADD/edm" text:style-name="Internet_20_link" text:visited-style-name="Visited_20_Internet_20_Link"><text:span text:style-name="T5">edm</text:span></text:a><text:span text:style-name="T5"> <text:tab/> <text:s text:c="2"/></text:span><text:span text:style-name="T8">(</text:span><text:bookmark text:name="title_1"/><text:a xlink:type="simple" xlink:href="http://swib.org/swib10/vortraege/swib10_gradmann.pdf" office:name="title_1" text:style-name="Internet_20_link" text:visited-style-name="Visited_20_Internet_20_Link"><text:span text:style-name="T14">Europeana Data Model</text:span></text:a><text:span text:style-name="T8">) finde ich am Interessantesten. Ist eine Standard-Schema zum mappen aller relevanten Daten eines Items. Enthält aber auch nur den Link zu den jeweiligen Inhalten, daher sehr komplex(TODO: Validieren ob dieses Format eine interessante Option darstellt)(xml)</text:span></text:p>
        </text:list-item>
      </text:list>
      <text:list xml:id="list3807471936150581157" text:style-name="L6">
        <text:list-item>
          <text:p text:style-name="P27"><text:a xlink:type="simple" xlink:href="https://api.deutsche-digitale-bibliothek.de/doku/display/ADD/indexing-profile" text:style-name="Internet_20_link" text:visited-style-name="Visited_20_Internet_20_Link"><text:span text:style-name="T5">indexing-profile</text:span></text:a><text:span text:style-name="T5"> </text:span><text:span text:style-name="T8">(Daten die zum Indexing des Items verwendet wurden)(?)</text:span></text:p>
        </text:list-item>
      </text:list>
      <text:list xml:id="list5372205191808193777" text:style-name="L7">
        <text:list-item>
          <text:p text:style-name="P28"><text:a xlink:type="simple" xlink:href="https://api.deutsche-digitale-bibliothek.de/doku/display/ADD/parents" text:style-name="Internet_20_link" text:visited-style-name="Visited_20_Internet_20_Link"><text:span text:style-name="T5">parents</text:span></text:a><text:span text:style-name="T5"> </text:span><text:span text:style-name="T8">Gegenteil vom Children(xml)</text:span></text:p>
        </text:list-item>
      </text:list>
      <text:list xml:id="list7612382019974159250" text:style-name="L8">
        <text:list-item>
          <text:p text:style-name="P29"><text:a xlink:type="simple" xlink:href="https://api.deutsche-digitale-bibliothek.de/doku/display/ADD/source" text:style-name="Internet_20_link" text:visited-style-name="Visited_20_Internet_20_Link"><text:span text:style-name="T5">source</text:span></text:a><text:span text:style-name="T5"> <text:s/></text:span><text:span text:style-name="T8">Daten wie sie der Datengeber hochgeladen hat(xml)</text:span></text:p>
        </text:list-item>
      </text:list>
      <text:list xml:id="list510543573456647067" text:style-name="L9">
        <text:list-item>
          <text:p text:style-name="P14"><text:a xlink:type="simple" xlink:href="https://api.deutsche-digitale-bibliothek.de/doku/display/ADD/view" text:style-name="Internet_20_link" text:visited-style-name="Visited_20_Internet_20_Link"><text:span text:style-name="T5">view</text:span></text:a><text:span text:style-name="T5"><text:tab/></text:span><text:span text:style-name="T8">Inhalt der in der Deutschen Bibliothek angezeigt wird(xml)</text:span></text:p>
        </text:list-item>
      </text:list>
      <text:p text:style-name="P4"/>
      <text:p text:style-name="P6"/>
      <text:p text:style-name="P2"/>
      <text:p text:style-name="P8"><text:soft-page-break/>Wie können wir unser Daten bekommen?:</text:p>
      <text:p text:style-name="P8"/>
      <text:p text:style-name="P8">(Im Repo gibts nen kleines PHP-Beispiel für die verschiedenen Anfragen)</text:p>
      <text:p text:style-name="P8"/>
      <text:p text:style-name="P8">Am besten finde ich die Entities zu verwenden, ob nun via Entity-Request oder <text:span text:style-name="T15">Search-Request kann man sich dann aussuchen. Diese Entities haben einen type-value. zB. type:person und das json für solch einen Typ sieht immer gleich aus(nach meinen bisherigen Beobachtungen). Ich hab leider keine Liste aller Typen gefunden, aber die lässt sich leicht herausfinden wenn man nach "*:*"(Alle Daten) sucht und alle unterschiedlichen Typen/Kategorien rausfiltert. Json lässt sich in PHP auch wie folgt in xml umwandeln:</text:span></text:p>
      <text:p text:style-name="P9">json-&gt;xml</text:p>
      <text:p text:style-name="Preformatted_20_Text"><text:span text:style-name="Source_20_Text"><text:span text:style-name="T5">include("XML/Serializer.php");</text:span></text:span></text:p>
      <text:p text:style-name="P30"/>
      <text:p text:style-name="Preformatted_20_Text"><text:span text:style-name="Source_20_Text"><text:span text:style-name="T5">function json_to_xml($json) {</text:span></text:span></text:p>
      <text:p text:style-name="Preformatted_20_Text"><text:span text:style-name="Source_20_Text"><text:span text:style-name="T5"><text:s text:c="4"/>$serializer = new XML_Serializer();</text:span></text:span></text:p>
      <text:p text:style-name="Preformatted_20_Text"><text:span text:style-name="Source_20_Text"><text:span text:style-name="T5"><text:s text:c="4"/>$obj = json_decode($json);</text:span></text:span></text:p>
      <text:p text:style-name="P30"/>
      <text:p text:style-name="Preformatted_20_Text"><text:span text:style-name="Source_20_Text"><text:span text:style-name="T5"><text:s text:c="4"/>if ($serializer-&gt;serialize($obj)) {</text:span></text:span></text:p>
      <text:p text:style-name="Preformatted_20_Text"><text:span text:style-name="Source_20_Text"><text:span text:style-name="T5"><text:s text:c="8"/>return $serializer-&gt;getSerializedData();</text:span></text:span></text:p>
      <text:p text:style-name="Preformatted_20_Text"><text:span text:style-name="Source_20_Text"><text:span text:style-name="T5"><text:s text:c="4"/>}</text:span></text:span></text:p>
      <text:p text:style-name="Preformatted_20_Text"><text:span text:style-name="Source_20_Text"><text:span text:style-name="T5"><text:s text:c="4"/>else {</text:span></text:span></text:p>
      <text:p text:style-name="Preformatted_20_Text"><text:span text:style-name="Source_20_Text"><text:span text:style-name="T5"><text:s text:c="8"/>return null;</text:span></text:span></text:p>
      <text:p text:style-name="Preformatted_20_Text"><text:span text:style-name="Source_20_Text"><text:span text:style-name="T5"><text:s text:c="4"/>}</text:span></text:span></text:p>
      <text:p text:style-name="P31"><text:span text:style-name="Source_20_Text"><text:span text:style-name="T5">}</text:span></text:span></text:p>
      <text:p text:style-name="P32"><text:span text:style-name="Source_20_Text"><text:span text:style-name="T9">quelle: </text:span></text:span><text:a xlink:type="simple" xlink:href="http://stackoverflow.com/questions/856833/is-there-some-way-to-convert-json-to-xml-in-php" text:style-name="Internet_20_link" text:visited-style-name="Visited_20_Internet_20_Link"><text:span text:style-name="Source_20_Text"><text:span text:style-name="T9">http://stackoverflow.com/questions/856833/is-there-some-way-to-convert-json-to-xml-in-php</text:span></text:span></text:a></text:p>
      <text:p text:style-name="P33"><text:span text:style-name="Source_20_Text"><text:span text:style-name="T9">Vorgehen-Entities:</text:span></text:span></text:p>
      <text:p text:style-name="P33"><text:span text:style-name="Source_20_Text"><text:span text:style-name="T9">Wir müssten uns dann einfach ein oder mehrere Queries rauspicken die wir in unserem Datensatz haben möchten. (Beispiele: query="type:person",query="category:Kultur",query="professionOrOccupation:[Berufe]"). Wir wählen dann Zufällig eine bestimmte Menge an Daten heraus die unseren Bedingungen entsprechen und transformieren dann individuell nach Kategorie in unser Format.</text:span></text:span></text:p>
      <text:p text:style-name="P33"><text:span text:style-name="Source_20_Text"><text:span text:style-name="T9"/></text:span></text:p>
      <text:p text:style-name="P34"><text:span text:style-name="Source_20_Text"><text:span text:style-name="T10">Alternative:</text:span></text:span></text:p>
      <text:p text:style-name="P34"><text:span text:style-name="Source_20_Text"><text:span text:style-name="T10">Die alternative, währe dann zB bei Personen <text:s/>Namen herauszufiltern, danach dann zu suchen und dort Items-id's rauszufiltern die unseren Bedingungen entsprechen. Dann über items-request weiter zu spezifizier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9M49S</meta:editing-duration>
    <meta:editing-cycles>30</meta:editing-cycles>
    <meta:generator>LibreOffice/4.3.7.2$Windows_x86 LibreOffice_project/8a35821d8636a03b8bf4e15b48f59794652c68ba</meta:generator>
    <dc:date>2015-06-08T18:06:05.458000000</dc:date>
    <meta:document-statistic meta:table-count="1" meta:image-count="0" meta:object-count="0" meta:page-count="3" meta:paragraph-count="70" meta:word-count="791" meta:character-count="6028" meta:non-whitespace-character-count="5256"/>
    <meta:user-defined meta:name="Info 1"/>
    <meta:user-defined meta:name="Info 2"/>
    <meta:user-defined meta:name="Info 3"/>
    <meta:user-defined meta:name="Info 4"/>
  </office:meta>
</office:document-meta>
</file>